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chariah Alber</text:p>
      <text:p text:style-name="P1">492-Senior Project 2</text:p>
      <text:p text:style-name="P2">Schedule</text:p>
      <text:list xml:id="list989285147841986357" text:style-name="L1">
        <text:list-header>
          <text:p text:style-name="P3">January 30 – Finish Brackets/ Get back end going</text:p>
          <text:p text:style-name="P3">February 6- Back end / update CSS</text:p>
          <text:p text:style-name="P3">February 13- Fix what I have. </text:p>
          <text:p text:style-name="P3">February 20- Finish brackets/ understand back end</text:p>
          <text:p text:style-name="P3">February 27- Fix bugs and get database up and running again</text:p>
          <text:p text:style-name="P3">March 6 – Work on special cases of the bracket</text:p>
          <text:p text:style-name="P3">March 13 – Finish most of back end to the website.</text:p>
          <text:p text:style-name="P3">March 20 – Login / CSS Update/ Find user errors</text:p>
          <text:p text:style-name="P3">March 27 – Work out bugs/user errors <text:s/>to back end. Keep on updating the CSS. Work on ID look up. Finish up the back end to the website.</text:p>
          <text:p text:style-name="P3">April 3 – Finish up anything back end. Fix the preliminary brackets or randomizer. Update CSS. Clean up anything.</text:p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ariah Alber</meta:initial-creator>
    <meta:creation-date>2017-01-30T03:08:17.76</meta:creation-date>
    <dc:date>2017-03-30T03:14:40.85</dc:date>
    <dc:creator>Zachariah Alber</dc:creator>
    <meta:editing-duration>PT28M32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13" meta:word-count="124" meta:character-count="653"/>
  </office:meta>
</office:document-meta>
</file>